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6a7" officeooo:paragraph-rsid="000a9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ressions :</text:p>
      <text:p text:style-name="P1"/>
      <text:p text:style-name="P1">Complètement perdue au départ. Impossible de comprendre comment passer de ce que l’on a en local sur son ordinateur, puis l’avoir en réseau sur Github à l’aide de commandes que je ne comprends pas.</text:p>
      <text:p text:style-name="P1">Petit passage pratique par la case ‘Esteban’ (que je ne remercierais jamais assez) qui parvient à m’expliquer les bases et à me faire faire mon premier push. Chose que je m’empresse de remontrer aux filles du groupe, qui voient aussi alors la lumière divine leur tomber dessu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8:46:56.808577100</meta:creation-date>
    <dc:date>2022-01-07T09:26:37.365800739</dc:date>
    <meta:editing-duration>PT14H29M30S</meta:editing-duration>
    <meta:editing-cycles>1</meta:editing-cycles>
    <meta:document-statistic meta:table-count="0" meta:image-count="0" meta:object-count="0" meta:page-count="1" meta:paragraph-count="3" meta:word-count="83" meta:character-count="487" meta:non-whitespace-character-count="407"/>
    <meta:generator>LibreOffice/6.4.7.2$Linux_X86_64 LibreOffice_project/40$Build-2</meta:generator>
  </office:meta>
</office:document-meta>
</file>